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443cm"/>
    </style:style>
    <style:style style:name="gr7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text-properties fo:color="#000000" fo:font-family="'Times new roman'" style:font-family-generic="roman" fo:font-size="16pt" fo:font-style="italic" style:font-size-asian="12pt" style:font-style-asian="italic" style:font-size-complex="12pt" style:font-style-complex="italic"/>
    </style:style>
    <style:style style:name="P3" style:family="paragraph">
      <style:text-properties fo:color="#000000" fo:font-family="'Times new roman'" style:font-family-generic="roman" fo:font-size="16pt" fo:font-style="normal" style:font-size-asian="12pt" style:font-style-asian="normal" style:font-size-complex="12pt" style:font-style-complex="normal"/>
    </style:style>
    <style:style style:name="T1" style:family="text">
      <style:text-properties fo:color="#000000" fo:font-family="'Times new roman'" style:font-family-generic="roman" fo:font-style="italic" style:font-size-asian="12pt" style:font-style-asian="italic" style:font-size-complex="12pt" style:font-style-complex="italic"/>
    </style:style>
    <style:style style:name="T2" style:family="text">
      <style:text-properties fo:color="#000000" fo:font-family="'Times new roman'" style:font-family-generic="roman" fo:font-style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1.27cm" svg:height="5.08cm" svg:x="12.03cm" svg:y="4.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id="id6" draw:layer="layout" svg:width="0.635cm" svg:height="0.635cm" svg:x="11.695cm" svg:y="6.2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3" draw:layer="layout" svg:width="0.635cm" svg:height="0.635cm" svg:x="2.44cm" svg:y="6.2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4" draw:layer="layout" svg:width="1.27cm" svg:height="0.635cm" svg:x="4.145cm" svg:y="6.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id="id5" draw:layer="layout" svg:width="1.27cm" svg:height="0.635cm" svg:x="8.89cm" svg:y="6.281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0.635cm" svg:height="0.878cm" svg:x="5.715cm" svg:y="9.004cm">
          <draw:text-box>
            <text:p text:style-name="P2"><text:span text:style-name="T1">h</text:span></text:p>
          </draw:text-box>
        </draw:frame>
        <draw:custom-shape draw:style-name="gr2" draw:text-style-name="P1" draw:id="id2" draw:layer="layout" svg:width="1.27cm" svg:height="0.635cm" svg:x="5.415cm" svg:y="9.825cm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curve" svg:x1="7.286cm" svg:y1="6.604cm" svg:x2="6.685cm" svg:y2="10.142cm" draw:start-shape="id1" draw:start-glue-point="10" draw:end-shape="id2" draw:end-glue-point="1" svg:d="m7286 6604c751 0 1052 3538-601 3538">
          <text:p/>
        </draw:connector>
        <draw:connector draw:style-name="gr5" draw:text-style-name="P1" draw:layer="layout" draw:type="curve" svg:x1="5.415cm" svg:y1="10.142cm" svg:x2="3.075cm" svg:y2="6.603cm" draw:start-shape="id2" draw:start-glue-point="3" draw:end-shape="id3" draw:end-glue-point="10" svg:d="m5415 10142c-1755 0-585-3539-2340-3539">
          <text:p/>
        </draw:connector>
        <draw:connector draw:style-name="gr5" draw:text-style-name="P1" draw:layer="layout" draw:type="curve" svg:x1="3.075cm" svg:y1="6.603cm" svg:x2="4.145cm" svg:y2="6.607cm" draw:start-shape="id3" draw:start-glue-point="10" draw:end-shape="id4" draw:end-glue-point="3" svg:d="m3075 6603c802 0 268 4 1070 4">
          <text:p/>
        </draw:connector>
        <draw:connector draw:style-name="gr5" draw:text-style-name="P1" draw:layer="layout" draw:type="curve" svg:x1="5.415cm" svg:y1="6.607cm" svg:x2="6.651cm" svg:y2="6.604cm" draw:start-shape="id4" draw:start-glue-point="1" draw:end-shape="id1" draw:end-glue-point="6" svg:d="m5415 6607c927 0 309-3 1236-3">
          <text:p/>
        </draw:connector>
        <draw:connector draw:style-name="gr5" draw:text-style-name="P1" draw:layer="layout" draw:type="curve" svg:x1="7.286cm" svg:y1="6.604cm" svg:x2="8.89cm" svg:y2="6.598cm" draw:start-shape="id1" draw:start-glue-point="10" draw:end-shape="id5" draw:end-glue-point="3" svg:d="m7286 6604c1203 0 401-6 1604-6">
          <text:p/>
        </draw:connector>
        <draw:connector draw:style-name="gr5" draw:text-style-name="P1" draw:layer="layout" draw:type="curve" svg:x1="10.16cm" svg:y1="6.598cm" svg:x2="11.695cm" svg:y2="6.603cm" draw:start-shape="id5" draw:start-glue-point="1" draw:end-shape="id6" draw:end-glue-point="6" svg:d="m10160 6598c1150 0 383 5 1535 5">
          <text:p/>
        </draw:connector>
        <draw:frame draw:style-name="gr4" draw:text-style-name="P2" draw:layer="layout" svg:width="1.705cm" svg:height="0.878cm" svg:x="8.99cm" svg:y="5.529cm">
          <draw:text-box>
            <text:p text:style-name="P2"><text:span text:style-name="T1">h</text:span></text:p>
          </draw:text-box>
        </draw:frame>
        <draw:frame draw:style-name="gr6" draw:text-style-name="P2" draw:layer="layout" svg:width="0.635cm" svg:height="0.878cm" svg:x="4.445cm" svg:y="5.472cm">
          <draw:text-box>
            <text:p text:style-name="P2"><text:span text:style-name="T1">h</text:span></text:p>
          </draw:text-box>
        </draw:frame>
        <draw:custom-shape draw:style-name="gr2" draw:text-style-name="P1" draw:id="id7" draw:layer="layout" svg:width="1.27cm" svg:height="0.635cm" svg:x="6.35cm" svg:y="11.395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0.635cm" svg:height="0.878cm" svg:x="6.55cm" svg:y="10.643cm">
          <draw:text-box>
            <text:p text:style-name="P2"><text:span text:style-name="T1">h</text:span></text:p>
          </draw:text-box>
        </draw:frame>
        <draw:connector draw:style-name="gr5" draw:text-style-name="P1" draw:layer="layout" draw:type="curve" svg:x1="11.695cm" svg:y1="6.603cm" svg:x2="7.62cm" svg:y2="11.712cm" draw:start-shape="id6" draw:start-glue-point="6" draw:end-shape="id7" draw:end-glue-point="1" svg:d="m11695 6603c-3057 0-1020 5109-4075 5109">
          <text:p/>
        </draw:connector>
        <draw:connector draw:style-name="gr5" draw:text-style-name="P1" draw:layer="layout" draw:type="curve" draw:line-skew="-0.903cm" svg:x1="6.35cm" svg:y1="11.712cm" svg:x2="3.075cm" svg:y2="6.602cm" draw:start-shape="id7" draw:start-glue-point="3" draw:end-shape="id3" svg:d="m6350 11712c-3810 0-2173-5110-3275-5110">
          <text:p/>
        </draw:connector>
        <draw:custom-shape draw:style-name="gr7" draw:text-style-name="P1" draw:layer="layout" svg:width="1.698cm" svg:height="0.098cm" draw:transform="rotate (0.7853981633973) translate (6.35cm 6.581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698cm" svg:height="0.098cm" draw:transform="rotate (0.7853981633973) translate (6.35cm 7.851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698cm" svg:height="0.098cm" draw:transform="rotate (0.7853981633973) translate (6.35cm 9.121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698cm" svg:height="0.098cm" draw:transform="rotate (0.7853981633973) translate (6.35cm 5.311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id="id1" draw:layer="layout" svg:width="0.635cm" svg:height="0.635cm" svg:x="6.651cm" svg:y="6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2.54cm" svg:height="0.878cm" svg:x="2.205cm" svg:y="3.04cm">
          <draw:text-box>
            <text:p text:style-name="P3"><text:span text:style-name="T2">room air</text:span></text:p>
          </draw:text-box>
        </draw:frame>
        <draw:frame draw:style-name="gr4" draw:text-style-name="P3" draw:layer="layout" svg:width="2.54cm" svg:height="0.878cm" svg:x="6.215cm" svg:y="3.041cm">
          <draw:text-box>
            <text:p text:style-name="P3"><text:span text:style-name="T2">shade</text:span></text:p>
          </draw:text-box>
        </draw:frame>
        <draw:frame draw:style-name="gr4" draw:text-style-name="P3" draw:layer="layout" svg:width="2.54cm" svg:height="0.878cm" svg:x="11.93cm" svg:y="3.042cm">
          <draw:text-box>
            <text:p text:style-name="P3"><text:span text:style-name="T2">glass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ichael Wetter</meta:initial-creator>
    <meta:creation-date>2011-01-27T21:55:31</meta:creation-date>
    <meta:editing-duration>PT00H22M05S</meta:editing-duration>
    <meta:editing-cycles>8</meta:editing-cycles>
    <dc:date>2011-01-27T22:17:19</dc:date>
    <dc:creator>Michael Wetter</dc:creator>
    <meta:generator>OpenOffice.org/3.2$Unix OpenOffice.org_project/320m19$Build-9505</meta:generator>
    <meta:document-statistic meta:object-count="50"/>
  </office:meta>
</office:document-meta>
</file>